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 style:data-style-name="N110">
      <style:table-cell-properties fo:background-color="#fff200" fo:border="0.06pt solid #000000"/>
    </style:style>
    <style:style style:name="ce4" style:family="table-cell" style:parent-style-name="Default" style:data-style-name="N110">
      <style:table-cell-properties fo:background-color="#89c765" fo:border="0.06pt solid #000000"/>
    </style:style>
    <style:style style:name="ce11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477b8" fo:border="0.06pt solid #0000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ce1"/>
          <table:table-cell table:style-name="ce1" office:value-type="string" calcext:value-type="string">
            <text:p>Cur[0] type1</text:p>
          </table:table-cell>
          <table:table-cell table:style-name="ce1" office:value-type="string" calcext:value-type="string">
            <text:p>Type2 2</text:p>
          </table:table-cell>
          <table:table-cell table:style-name="ce1" office:value-type="string" calcext:value-type="string">
            <text:p>Type2 3</text:p>
          </table:table-cell>
          <table:table-cell table:style-name="ce1" office:value-type="string" calcext:value-type="string">
            <text:p>Type2 4</text:p>
          </table:table-cell>
          <table:table-cell table:style-name="ce1" office:value-type="string" calcext:value-type="string">
            <text:p>изм</text:p>
          </table:table-cell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изм</text:p>
          </table:table-cell>
          <table:table-cell/>
        </table:table-row>
        <table:table-row table:style-name="ro1">
          <table:table-cell table:style-name="ce1"/>
          <table:table-cell table:style-name="ce2" office:value-type="float" office:value="10.179" calcext:value-type="float">
            <text:p>10,179</text:p>
          </table:table-cell>
          <table:table-cell table:number-columns-repeated="3" table:style-name="ce2" office:value-type="float" office:value="5.03" calcext:value-type="float">
            <text:p>5,03</text:p>
          </table:table-cell>
          <table:table-cell table:style-name="ce5" office:value-type="float" office:value="7.15" calcext:value-type="float">
            <text:p>7,15</text:p>
          </table:table-cell>
          <table:table-cell/>
          <table:table-cell table:style-name="ce1" office:value-type="string" calcext:value-type="string">
            <text:p>напр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float" office:value="210.62" calcext:value-type="float">
            <text:p>210,62</text:p>
          </table:table-cell>
          <table:table-cell/>
        </table:table-row>
        <table:table-row table:style-name="ro1">
          <table:table-cell table:style-name="ce1" office:value-type="string" calcext:value-type="string">
            <text:p>коэф</text:p>
          </table:table-cell>
          <table:table-cell table:style-name="ce3" office:value-type="float" office:value="10.119" calcext:value-type="float">
            <text:p>10,119</text:p>
          </table:table-cell>
          <table:table-cell table:number-columns-repeated="3" table:style-name="ce11" office:value-type="float" office:value="14.559" calcext:value-type="float">
            <text:p>14,559</text:p>
          </table:table-cell>
          <table:table-cell table:style-name="ce1"/>
          <table:table-cell/>
          <table:table-cell table:style-name="ce1" office:value-type="string" calcext:value-type="string">
            <text:p>коэф</text:p>
          </table:table-cell>
          <table:table-cell table:style-name="ce3" office:value-type="float" office:value="4.247" calcext:value-type="float">
            <text:p>4,247</text:p>
          </table:table-cell>
          <table:table-cell table:style-name="ce3" office:value-type="float" office:value="4.242" calcext:value-type="float">
            <text:p>4,242</text:p>
          </table:table-cell>
          <table:table-cell table:style-name="ce3" office:value-type="float" office:value="4.26" calcext:value-type="float">
            <text:p>4,260</text:p>
          </table:table-cell>
          <table:table-cell table:style-name="ce3" office:value-type="float" office:value="4.223" calcext:value-type="float">
            <text:p>4,223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нов коэф</text:p>
          </table:table-cell>
          <table:table-cell table:style-name="ce4" table:formula="of:=[.B2]*[.B3]/[.$F$2]" office:value-type="float" office:value="14.4057763636364" calcext:value-type="float">
            <text:p>14,406</text:p>
          </table:table-cell>
          <table:table-cell table:style-name="ce4" table:formula="of:=[.C2]*[.C3]/[.$F$2]" office:value-type="float" office:value="10.2422055944056" calcext:value-type="float">
            <text:p>10,242</text:p>
          </table:table-cell>
          <table:table-cell table:style-name="ce4" table:formula="of:=[.D2]*[.D3]/[.$F$2]" office:value-type="float" office:value="10.2422055944056" calcext:value-type="float">
            <text:p>10,242</text:p>
          </table:table-cell>
          <table:table-cell table:style-name="ce4" table:formula="of:=[.E2]*[.E3]/[.$F$2]" office:value-type="float" office:value="10.2422055944056" calcext:value-type="float">
            <text:p>10,242</text:p>
          </table:table-cell>
          <table:table-cell table:style-name="ce6"/>
          <table:table-cell/>
          <table:table-cell table:style-name="ce1" office:value-type="string" calcext:value-type="string">
            <text:p>нов коэф</text:p>
          </table:table-cell>
          <table:table-cell table:style-name="ce4" table:formula="of:=[.I2]*[.I3]/[.$M$2]" office:value-type="float" office:value="4.21433387142722" calcext:value-type="float">
            <text:p>4,214</text:p>
          </table:table-cell>
          <table:table-cell table:style-name="ce4" table:formula="of:=[.J2]*[.J3]/[.$M$2]" office:value-type="float" office:value="4.28993447915678" calcext:value-type="float">
            <text:p>4,290</text:p>
          </table:table-cell>
          <table:table-cell table:style-name="ce4" table:formula="of:=[.K2]*[.K3]/[.$M$2]" office:value-type="float" office:value="4.2676858797835" calcext:value-type="float">
            <text:p>4,268</text:p>
          </table:table-cell>
          <table:table-cell table:style-name="ce4" table:formula="of:=[.L2]*[.L3]/[.$M$2]" office:value-type="float" office:value="4.29077010730225" calcext:value-type="float">
            <text:p>4,291</text:p>
          </table:table-cell>
          <table:table-cell table:style-name="ce6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13"/>
          <table:table-cell table:number-columns-repeated="10"/>
        </table:table-row>
        <table:table-row table:style-name="ro1">
          <table:table-cell table:number-columns-repeated="6"/>
          <table:table-cell table:style-name="ce13"/>
          <table:table-cell table:number-columns-repeated="7"/>
        </table:table-row>
        <table:table-row table:style-name="ro1">
          <table:table-cell/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style-name="ce13"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Счетчик</text:p>
          </table:table-cell>
          <table:table-cell table:style-name="ce13"/>
          <table:table-cell office:value-type="string" calcext:value-type="string">
            <text:p>C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Счетчик</text:p>
          </table:table-cell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office:value-type="float" office:value="974" calcext:value-type="float">
            <text:p>974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7" calcext:value-type="float">
            <text:p>987</text:p>
          </table:table-cell>
          <table:table-cell office:value-type="float" office:value="985" calcext:value-type="float">
            <text:p>985</text:p>
          </table:table-cell>
          <table:table-cell office:value-type="float" office:value="231.496" calcext:value-type="float">
            <text:p>231,496</text:p>
          </table:table-cell>
          <table:table-cell/>
          <table:table-cell table:number-columns-repeated="4" office:value-type="float" office:value="59" calcext:value-type="float">
            <text:p>59</text:p>
          </table:table-cell>
          <table:table-cell office:value-type="float" office:value="8.151" calcext:value-type="float">
            <text:p>8,151</text:p>
          </table:table-cell>
        </table:table-row>
        <table:table-row table:style-name="ro1">
          <table:table-cell office:value-type="string" calcext:value-type="string">
            <text:p>Коэфф</text:p>
          </table:table-cell>
          <table:table-cell table:formula="of:=[.B9]/[.H9]" office:value-type="float" office:value="4.26789231779383" calcext:value-type="float">
            <text:p>4,26789231779383</text:p>
          </table:table-cell>
          <table:table-cell table:formula="of:=[.C9]/[.H9]" office:value-type="float" office:value="4.20741611086153" calcext:value-type="float">
            <text:p>4,20741611086153</text:p>
          </table:table-cell>
          <table:table-cell table:formula="of:=[.D9]/[.H9]" office:value-type="float" office:value="4.23765421432768" calcext:value-type="float">
            <text:p>4,23765421432768</text:p>
          </table:table-cell>
          <table:table-cell table:formula="of:=[.E9]/[.H9]" office:value-type="float" office:value="4.24197394339427" calcext:value-type="float">
            <text:p>4,24197394339427</text:p>
          </table:table-cell>
          <table:table-cell table:formula="of:=[.F9]/[.H9]" office:value-type="float" office:value="4.26357258872724" calcext:value-type="float">
            <text:p>4,26357258872724</text:p>
          </table:table-cell>
          <table:table-cell table:formula="of:=[.G9]/[.H9]" office:value-type="float" office:value="4.25493313059405" calcext:value-type="float">
            <text:p>4,25493313059405</text:p>
          </table:table-cell>
          <table:table-cell/>
          <table:table-cell office:value-type="string" calcext:value-type="string">
            <text:p>Коэфф</text:p>
          </table:table-cell>
          <table:table-cell table:formula="of:=[.J9]/[.N9]" office:value-type="float" office:value="7.23837565942829" calcext:value-type="float">
            <text:p>7,23837565942829</text:p>
          </table:table-cell>
          <table:table-cell table:formula="of:=[.K9]/[.N9]" office:value-type="float" office:value="7.23837565942829" calcext:value-type="float">
            <text:p>7,23837565942829</text:p>
          </table:table-cell>
          <table:table-cell table:formula="of:=[.L9]/[.N9]" office:value-type="float" office:value="7.23837565942829" calcext:value-type="float">
            <text:p>7,23837565942829</text:p>
          </table:table-cell>
          <table:table-cell table:formula="of:=[.M9]/[.N9]" office:value-type="float" office:value="7.23837565942829" calcext:value-type="float">
            <text:p>7,238375659428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.00.0000</text:date>, <text:time style:data-style-name="N2" text:time-value="11:53:43.069007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7:13:10.706765959</meta:creation-date>
    <dc:date>2022-06-21T12:11:31.881757930</dc:date>
    <meta:editing-duration>P18DT19H22M44S</meta:editing-duration>
    <meta:editing-cycles>38</meta:editing-cycles>
    <meta:generator>LibreOffice/6.0.7.3$Linux_X86_64 LibreOffice_project/00m0$Build-3</meta:generator>
    <meta:document-statistic meta:table-count="1" meta:cell-count="77" meta:object-count="0"/>
  </office:meta>
</office:document-meta>
</file>